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033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84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default-cell-style-name="ce2"/>
          <table:table-column table:style-name="co7" table:visibility="collapse" table:default-cell-style-name="ce2"/>
          <table:table-column table:style-name="co8" table:visibility="collapse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(presumo que o preço fixo é sabido pelo funcionário logo o sistema não precisa de notifcar o funcionário)(???)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o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21"/>
          <table:table-cell table:style-name="ce22" table:number-columns-repeated="3"/>
          <table:table-cell table:number-columns-repeated="1019"/>
        </table:table-row>
        <table:table-row table:style-name="ro4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5">
          <table:table-cell/>
          <table:table-cell table:style-name="ce21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Funcionário fornece número de telemovel do cliente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5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calcula data prevista para o tratament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imprime comprovativ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7">
          <table:table-cell/>
          <table:table-cell table:style-name="ce21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notifica por número de telemovel quando o tratamento estiver realizado (????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6">
          <table:table-cell/>
          <table:table-cell table:style-name="ce28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pedido expresso não se encontra disponivel no momento do pedido (passo 2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8">
          <table:table-cell/>
          <table:table-cell table:style-name="ce28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8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8" table:content-validation-name="val1" office:value-type="string" calcext:value-type="string">
            <text:p>FLUXO ALTERNATIVO</text:p>
          </table:table-cell>
          <table:table-cell table:style-name="ce22" office:value-type="string" calcext:value-type="string">
            <text:p>(2)</text:p>
          </table:table-cell>
          <table:table-cell table:style-name="ce2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8"/>
          <table:table-cell table:style-name="ce1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cnico" table:style-name="ta2"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number-columns-repeated="1017" table:default-cell-style-name="ce1"/>
        <table:table-row table:style-name="ro10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0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3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25"/>
          <table:table-cell table:style-name="ce14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9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 table:number-rows-repeated="8">
          <table:table-cell table:style-name="ce2" table:number-columns-repeated="7"/>
          <table:table-cell table:number-columns-repeated="1017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iente" table:style-name="ta3"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number-columns-repeated="1017" table:default-cell-style-name="ce1"/>
        <table:table-row table:style-name="ro14">
          <table:table-cell table:style-name="ce2" table:number-columns-repeated="2"/>
          <table:table-cell table:style-name="ce3"/>
          <table:table-cell table:style-name="ce32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7">
            <text:p>2. Identificar responsabilidades da LN</text:p>
          </table:table-cell>
          <table:table-cell table:style-name="ce36" office:value-type="string" calcext:value-type="string" table:number-columns-spanned="1" table:number-rows-spanned="7">
            <text:p>3. definir API (identificar métodos)</text:p>
          </table:table-cell>
          <table:table-cell table:style-name="ce36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0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-00-0000</text:date>, <text:time style:data-style-name="N2" text:time-value="13:16:19.343409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0T14:45:49.707608384</dc:date>
    <meta:editing-cycles>3</meta:editing-cycles>
    <meta:editing-duration>PT58M15S</meta:editing-duration>
    <meta:document-statistic meta:table-count="3" meta:cell-count="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